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bria" svg:font-family="Cala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Calabria" fo:font-size="12pt" style:font-size-asian="12pt" style:font-size-complex="12pt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3" style:family="paragraph" style:parent-style-name="Heading_20_2">
      <style:text-properties style:font-name="Calabria" fo:font-size="16pt" officeooo:rsid="0015fdc5" officeooo:paragraph-rsid="0015fdc5" style:font-size-asian="16pt" style:font-size-complex="16pt"/>
    </style:style>
    <style:style style:name="P4" style:family="paragraph" style:parent-style-name="Heading_20_2">
      <style:text-properties style:font-name="Calabria" fo:font-size="14pt" fo:font-weight="bold" officeooo:rsid="0015fdc5" officeooo:paragraph-rsid="00177a65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  <style:text-properties style:font-name="Calabria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9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10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11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12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13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Calabria" fo:font-size="12pt" style:font-size-asian="12pt" style:font-size-complex="12pt"/>
    </style:style>
    <style:style style:name="P15" style:family="paragraph" style:parent-style-name="Text_20_body">
      <style:text-properties style:font-name="Calabria" fo:font-size="12pt" officeooo:rsid="0015fdc5" officeooo:paragraph-rsid="00177a65" style:font-size-asian="12pt" style:font-size-complex="12pt"/>
    </style:style>
    <style:style style:name="P16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style:font-name="Calabria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</style:style>
    <style:style style:name="P18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20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21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22" style:family="paragraph" style:parent-style-name="Text_20_body" style:list-style-name="L11">
      <style:paragraph-properties fo:margin-left="0cm" fo:margin-right="0cm" fo:text-indent="0cm" style:auto-text-indent="false" fo:padding="0cm" fo:border="none"/>
    </style:style>
    <style:style style:name="P23" style:family="paragraph" style:parent-style-name="Text_20_body" style:list-style-name="L12">
      <style:paragraph-properties fo:margin-left="0cm" fo:margin-right="0cm" fo:text-indent="0cm" style:auto-text-indent="false" fo:padding="0cm" fo:border="none"/>
    </style:style>
    <style:style style:name="P24" style:family="paragraph" style:parent-style-name="Text_20_body" style:list-style-name="L13">
      <style:paragraph-properties fo:margin-left="0cm" fo:margin-right="0cm" fo:text-indent="0cm" style:auto-text-indent="false" fo:padding="0cm" fo:border="none"/>
    </style:style>
    <style:style style:name="P25" style:family="paragraph" style:parent-style-name="Text_20_body" style:list-style-name="L14">
      <style:paragraph-properties fo:margin-left="0cm" fo:margin-right="0cm" fo:text-indent="0cm" style:auto-text-indent="false" fo:padding="0cm" fo:border="none"/>
    </style:style>
    <style:style style:name="P26" style:family="paragraph" style:parent-style-name="Text_20_body" style:list-style-name="L15">
      <style:paragraph-properties fo:margin-left="0cm" fo:margin-right="0cm" fo:text-indent="0cm" style:auto-text-indent="false" fo:padding="0cm" fo:border="none"/>
    </style:style>
    <style:style style:name="P27" style:family="paragraph" style:parent-style-name="Text_20_body" style:list-style-name="L16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Calabria"/>
    </style:style>
    <style:style style:name="T3" style:family="text">
      <style:text-properties style:font-name="Calabria" loext:padding="0cm" loext:border="none"/>
    </style:style>
    <style:style style:name="T4" style:family="text">
      <style:text-properties style:font-name="Calabria" fo:font-size="12pt" style:font-size-asian="12pt" style:font-size-complex="12pt"/>
    </style:style>
    <style:style style:name="T5" style:family="text">
      <style:text-properties style:font-name="Calabria" fo:font-size="12pt" style:font-size-asian="12pt" style:font-size-complex="12pt" loext:padding="0cm" loext:border="none"/>
    </style:style>
    <style:style style:name="T6" style:family="text">
      <style:text-properties style:font-name="Calabria" fo:font-size="12pt" officeooo:rsid="0018fa9a" style:font-size-asian="12pt" style:font-size-complex="12pt" loext:padding="0cm" loext:border="none"/>
    </style:style>
    <style:style style:name="T7" style:family="text">
      <style:text-properties officeooo:rsid="0015fdc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 loext:padding="0cm" loext:border="none"/>
    </style:style>
    <style:style style:name="T10" style:family="text">
      <style:text-properties fo:font-weight="normal" officeooo:rsid="00177a65" style:font-weight-asian="normal" style:font-weight-complex="normal" loext:padding="0cm" loext:border="none"/>
    </style:style>
    <style:style style:name="T11" style:family="text">
      <style:text-properties fo:font-style="normal" fo:font-weight="normal" officeooo:rsid="00177a65" style:font-style-asian="normal" style:font-weight-asian="normal" style:font-style-complex="normal" style:font-weight-complex="normal" loext:padding="0cm" loext:border="none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 loext:padding="0cm" loext:border="none"/>
    </style:style>
    <style:style style:name="T13" style:family="text">
      <style:text-properties fo:font-size="14pt" style:font-size-asian="14pt" style:font-size-complex="14pt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Aula 5 – Exercícios</text:h>
      <text:h text:style-name="P4" text:outline-level="2"><text:bookmark text:name="gabarito-detalhado-do-quiz-lgica-dedutiva-e-argume"/>Gabarito Detalhado do Quiz: Lógica Dedutiva e Argumentos</text:h>
      <text:p text:style-name="P5"><text:span text:style-name="T4"><text:tab/></text:span></text:p>
      <text:h text:style-name="P2" text:outline-level="2"><text:bookmark text:name="questo-1-o-que-define-um-argumento-vlido"/>Questão 1: O que define um argumento válido?</text:h>
      <text:p text:style-name="P5"><text:span text:style-name="Strong_20_Emphasis"><text:span text:style-name="T5">Correta: B) Se as premissas forem verdadeiras, a conclusão deve ser verdadeira.</text:span></text:span></text:p>
      <text:list text:style-name="L7">
        <text:list-item>
          <text:p text:style-name="P18"><text:span text:style-name="Strong_20_Emphasis"><text:span text:style-name="T5">A) Errada</text:span></text:span><text:span text:style-name="T4">: Um argumento pode ser válido mesmo com premissas falsas (ex: dragões voam, logo dragão vermelho voa – válido, mas irreal).</text:span></text:p>
        </text:list-item>
        <text:list-item>
          <text:p text:style-name="P18"><text:span text:style-name="Strong_20_Emphasis"><text:span text:style-name="T5">B) Correta</text:span></text:span><text:span text:style-name="T4">: Essa é a definição exata: validade é sobre garantia lógica, não verdade real.</text:span></text:p>
        </text:list-item>
        <text:list-item>
          <text:p text:style-name="P18"><text:span text:style-name="Strong_20_Emphasis"><text:span text:style-name="T5">C) Errada</text:span></text:span><text:span text:style-name="T4">: Não fala de relação lógica; validade é sobre premissas implicarem a conclusão.</text:span></text:p>
        </text:list-item>
        <text:list-item>
          <text:p text:style-name="P18"><text:span text:style-name="Strong_20_Emphasis"><text:span text:style-name="T5">D) Errada</text:span></text:span><text:span text:style-name="T4">: Oposto da validade, que exige conexão lógica forte.</text:span></text:p>
        </text:list-item>
        <text:list-item>
          <text:p text:style-name="P18"><text:span text:style-name="Strong_20_Emphasis"><text:span text:style-name="T5">E) Errada</text:span></text:span><text:span text:style-name="T4">: Lógica não depende de opiniões; é formal e objetivo.</text:span></text:p>
        </text:list-item>
      </text:list>
      <text:h text:style-name="P2" text:outline-level="2"><text:bookmark text:name="questo-2-qual--o-exemplo-clssico-de-modus-ponens"/>Questão 2: Qual é o exemplo clássico de Modus Ponens?</text:h>
      <text:p text:style-name="P5"><text:span text:style-name="Strong_20_Emphasis"><text:span text:style-name="T5">Correta: A) Se chover, levo guarda-chuva. Chove. Logo, levo </text:span></text:span><text:span text:style-name="Strong_20_Emphasis"><text:span text:style-name="T6">o guarda-chuva</text:span></text:span><text:span text:style-name="Strong_20_Emphasis"><text:span text:style-name="T5">.</text:span></text:span></text:p>
      <text:list text:style-name="L8">
        <text:list-item>
          <text:p text:style-name="P19"><text:span text:style-name="Strong_20_Emphasis"><text:span text:style-name="T5">A) Correta</text:span></text:span><text:span text:style-name="T4">: Perfeito Modus Ponens ("Se A então B; A; logo B").</text:span></text:p>
        </text:list-item>
        <text:list-item>
          <text:p text:style-name="P19"><text:span text:style-name="Strong_20_Emphasis"><text:span text:style-name="T5">B) Errada</text:span></text:span><text:span text:style-name="T4">: Isso é falácia (afirma consequente, não antecedente).</text:span></text:p>
        </text:list-item>
        <text:list-item>
          <text:p text:style-name="P19"><text:span text:style-name="Strong_20_Emphasis"><text:span text:style-name="T5">C) Errada</text:span></text:span><text:span text:style-name="T4">: É regra de disjunção, não Modus Ponens.</text:span></text:p>
        </text:list-item>
        <text:list-item>
          <text:p text:style-name="P19"><text:span text:style-name="Strong_20_Emphasis"><text:span text:style-name="T5">D) Errada</text:span></text:span><text:span text:style-name="T4">: É Modus Tollens, não Ponens.</text:span></text:p>
        </text:list-item>
        <text:list-item>
          <text:p text:style-name="P19"><text:span text:style-name="Strong_20_Emphasis"><text:span text:style-name="T5">E) Errada</text:span></text:span><text:span text:style-name="T4">: É silogismo categórico.</text:span></text:p>
        </text:list-item>
      </text:list>
      <text:h text:style-name="P2" text:outline-level="2"><text:bookmark text:name="questo-3-em-uma-prova-direta-o-que-voc-faz"/>Questão 3: Em uma prova direta, o que você faz?</text:h>
      <text:p text:style-name="P5"><text:span text:style-name="Strong_20_Emphasis"><text:span text:style-name="T5">Correta: B) Parte das premissas e vai direto à conclusão passo a passo.</text:span></text:span></text:p>
      <text:list text:style-name="L9">
        <text:list-item>
          <text:p text:style-name="P20"><text:span text:style-name="Strong_20_Emphasis"><text:span text:style-name="T5">A) Errada</text:span></text:span><text:span text:style-name="T4">: Isso é prova indireta ou redução ao absurdo.</text:span></text:p>
        </text:list-item>
        <text:list-item>
          <text:p text:style-name="P20"><text:span text:style-name="Strong_20_Emphasis"><text:span text:style-name="T5">B) Correta</text:span></text:span><text:span text:style-name="T4">: Método reto, como uma linha reta de premissas à conclusão.</text:span></text:p>
        </text:list-item>
        <text:list-item>
          <text:p text:style-name="P20"><text:span text:style-name="Strong_20_Emphasis"><text:span text:style-name="T5">C) Errada</text:span></text:span><text:span text:style-name="T4">: Isso é prova bicondicional (uma direção só).</text:span></text:p>
        </text:list-item>
        <text:list-item>
          <text:p text:style-name="P20"><text:span text:style-name="Strong_20_Emphasis"><text:span text:style-name="T5">D) Errada</text:span></text:span><text:span text:style-name="T4">: É prova indireta condicional.</text:span></text:p>
        </text:list-item>
        <text:list-item>
          <text:p text:style-name="P20"><text:span text:style-name="Strong_20_Emphasis"><text:span text:style-name="T5">E) Errada</text:span></text:span><text:span text:style-name="T4">: Prova direta usa inferências ativamente.</text:span></text:p>
        </text:list-item>
      </text:list>
      <text:h text:style-name="P2" text:outline-level="2"><text:bookmark text:name="questo-4-para-provar-se-p-ento-q-por-prova-condici"/><text:soft-page-break/>Questão 4: Para provar "Se P, então Q" por prova condicional, você:</text:h>
      <text:p text:style-name="P5"><text:span text:style-name="Strong_20_Emphasis"><text:span text:style-name="T5">Correta: B) Assume P e prova Q diretamente.</text:span></text:span></text:p>
      <text:list text:style-name="L10">
        <text:list-item>
          <text:p text:style-name="P21"><text:span text:style-name="Strong_20_Emphasis"><text:span text:style-name="T5">A) Errada</text:span></text:span><text:span text:style-name="T4">: Assumir não P não prova o condicional.</text:span></text:p>
        </text:list-item>
        <text:list-item>
          <text:p text:style-name="P21"><text:span text:style-name="Strong_20_Emphasis"><text:span text:style-name="T5">B) Correta</text:span></text:span><text:span text:style-name="T4">: Método padrão de prova condicional (assumir antecedente e derivar consequente).</text:span></text:p>
        </text:list-item>
        <text:list-item>
          <text:p text:style-name="P21"><text:span text:style-name="Strong_20_Emphasis"><text:span text:style-name="T5">C) Errada</text:span></text:span><text:span text:style-name="T4">: Isso tornaria bicondicional, não só condicional.</text:span></text:p>
        </text:list-item>
        <text:list-item>
          <text:p text:style-name="P21"><text:span text:style-name="Strong_20_Emphasis"><text:span text:style-name="T5">D) Errada</text:span></text:span><text:span text:style-name="T4">: É prova indireta para condicional.</text:span></text:p>
        </text:list-item>
        <text:list-item>
          <text:p text:style-name="P21"><text:span text:style-name="Strong_20_Emphasis"><text:span text:style-name="T5">E) Errada</text:span></text:span><text:span text:style-name="T4">: Ignorar P quebra a lógica do "se".</text:span></text:p>
        </text:list-item>
      </text:list>
      <text:h text:style-name="P2" text:outline-level="2"><text:bookmark text:name="questo-5-uma-prova-bicondicional-requer"/>Questão 5: Uma prova bicondicional requer:</text:h>
      <text:p text:style-name="P5"><text:span text:style-name="Strong_20_Emphasis"><text:span text:style-name="T5">Correta: B) Provar P implica Q e Q implica P.</text:span></text:span></text:p>
      <text:list text:style-name="L11">
        <text:list-item>
          <text:p text:style-name="P22"><text:span text:style-name="Strong_20_Emphasis"><text:span text:style-name="T5">A) Errada</text:span></text:span><text:span text:style-name="T4">: Só uma direção é condicional simples, não "se e somente se".</text:span></text:p>
        </text:list-item>
        <text:list-item>
          <text:p text:style-name="P22"><text:span text:style-name="Strong_20_Emphasis"><text:span text:style-name="T5">B) Correta</text:span></text:span><text:span text:style-name="T4">: Duas provas condicionais separadas.</text:span></text:p>
        </text:list-item>
        <text:list-item>
          <text:p text:style-name="P22"><text:span text:style-name="Strong_20_Emphasis"><text:span text:style-name="T5">C) Errada</text:span></text:span><text:span text:style-name="T4">: Contradição é para indireta, não bicondicional.</text:span></text:p>
        </text:list-item>
        <text:list-item>
          <text:p text:style-name="P22"><text:span text:style-name="Strong_20_Emphasis"><text:span text:style-name="T5">D) Errada</text:span></text:span><text:span text:style-name="T4">: Modus Tollens é uma regra, não o método todo.</text:span></text:p>
        </text:list-item>
        <text:list-item>
          <text:p text:style-name="P22"><text:span text:style-name="Strong_20_Emphasis"><text:span text:style-name="T5">E) Errada</text:span></text:span><text:span text:style-name="T4">: Silogismos não definem bicondicional.</text:span></text:p>
        </text:list-item>
      </text:list>
      <text:h text:style-name="P2" text:outline-level="2"><text:bookmark text:name="questo-6-o-que--prova-por-reduo-ao-absurdo"/>Questão 6: O que é prova por redução ao absurdo?</text:h>
      <text:p text:style-name="P5"><text:span text:style-name="Strong_20_Emphasis"><text:span text:style-name="T5">Correta: B) Assume o oposto da tese e chega a contradição.</text:span></text:span></text:p>
      <text:list text:style-name="L12">
        <text:list-item>
          <text:p text:style-name="P23"><text:span text:style-name="Strong_20_Emphasis"><text:span text:style-name="T5">A) Errada</text:span></text:span><text:span text:style-name="T4">: Prova direta não assume oposto.</text:span></text:p>
        </text:list-item>
        <text:list-item>
          <text:p text:style-name="P23"><text:span text:style-name="Strong_20_Emphasis"><text:span text:style-name="T5">B) Correta</text:span></text:span><text:span text:style-name="T4">: Clássica reductio ad absurdum (ex: √2 irracional).</text:span></text:p>
        </text:list-item>
        <text:list-item>
          <text:p text:style-name="P23"><text:span text:style-name="Strong_20_Emphasis"><text:span text:style-name="T5">C) Errada</text:span></text:span><text:span text:style-name="T4">: Condicional assume antecedente, não oposto total.</text:span></text:p>
        </text:list-item>
        <text:list-item>
          <text:p text:style-name="P23"><text:span text:style-name="Strong_20_Emphasis"><text:span text:style-name="T5">D) Errada</text:span></text:span><text:span text:style-name="T4">: Disjunção é regra de inferência simples.</text:span></text:p>
        </text:list-item>
        <text:list-item>
          <text:p text:style-name="P23"><text:span text:style-name="Strong_20_Emphasis"><text:span text:style-name="T5">E) Errada</text:span></text:span><text:span text:style-name="T4">: Prova usa premissas sempre.</text:span></text:p>
        </text:list-item>
      </text:list>
      <text:h text:style-name="P2" text:outline-level="2"><text:bookmark text:name="questo-7-exemplo-de-modus-tollens"/>Questão 7: Exemplo de Modus Tollens:</text:h>
      <text:p text:style-name="P5"><text:span text:style-name="Strong_20_Emphasis"><text:span text:style-name="T5">Correta: B) Se estuda, passa. Não passa. Logo, não estudou.</text:span></text:span></text:p>
      <text:list text:style-name="L13">
        <text:list-item>
          <text:p text:style-name="P24"><text:span text:style-name="Strong_20_Emphasis"><text:span text:style-name="T5">A) Errada</text:span></text:span><text:span text:style-name="T4">: É Modus Ponens.</text:span></text:p>
        </text:list-item>
        <text:list-item>
          <text:p text:style-name="P24"><text:span text:style-name="Strong_20_Emphasis"><text:span text:style-name="T5">B) Correta</text:span></text:span><text:span text:style-name="T4">: "Se A então B; não B; logo não A".</text:span></text:p>
        </text:list-item>
        <text:list-item>
          <text:p text:style-name="P24"><text:span text:style-name="Strong_20_Emphasis"><text:span text:style-name="T5">C) Errada</text:span></text:span><text:span text:style-name="T4">: Mistura silogismo com condicional incompleto.</text:span></text:p>
        </text:list-item>
        <text:list-item>
          <text:p text:style-name="P24"><text:span text:style-name="Strong_20_Emphasis"><text:span text:style-name="T5">D) Errada</text:span></text:span><text:span text:style-name="T4">: É disjunção.</text:span></text:p>
        </text:list-item>
        <text:list-item>
          <text:p text:style-name="P24"><text:soft-page-break/><text:span text:style-name="Strong_20_Emphasis"><text:span text:style-name="T5">E) Errada</text:span></text:span><text:span text:style-name="T4">: Não nega consequente.</text:span></text:p>
        </text:list-item>
      </text:list>
      <text:h text:style-name="P2" text:outline-level="2"><text:bookmark text:name="questo-8-na-prova-indireta-de-forma-condicional-pa"/>Questão 8: Na prova indireta de forma condicional para "Se P, Q":</text:h>
      <text:p text:style-name="P5"><text:span text:style-name="Strong_20_Emphasis"><text:span text:style-name="T5">Correta: B) Assume P e não Q, chega a contradição.</text:span></text:span></text:p>
      <text:list text:style-name="L14">
        <text:list-item>
          <text:p text:style-name="P25"><text:span text:style-name="Strong_20_Emphasis"><text:span text:style-name="T5">A) Errada</text:span></text:span><text:span text:style-name="T4">: Isso é prova direta condicional.</text:span></text:p>
        </text:list-item>
        <text:list-item>
          <text:p text:style-name="P25"><text:span text:style-name="Strong_20_Emphasis"><text:span text:style-name="T5">B) Correta</text:span></text:span><text:span text:style-name="T4">: Variação indireta específica para condicionais.</text:span></text:p>
        </text:list-item>
        <text:list-item>
          <text:p text:style-name="P25"><text:span text:style-name="Strong_20_Emphasis"><text:span text:style-name="T5">C) Errada</text:span></text:span><text:span text:style-name="T4">: Bicondicional prova duas direções.</text:span></text:p>
        </text:list-item>
        <text:list-item>
          <text:p text:style-name="P25"><text:span text:style-name="Strong_20_Emphasis"><text:span text:style-name="T5">D) Errada</text:span></text:span><text:span text:style-name="T4">: Não P não afeta o condicional.</text:span></text:p>
        </text:list-item>
        <text:list-item>
          <text:p text:style-name="P25"><text:span text:style-name="Strong_20_Emphasis"><text:span text:style-name="T5">E) Errada</text:span></text:span><text:span text:style-name="T4">: Silogismo é categórico, não condicional.</text:span></text:p>
        </text:list-item>
      </text:list>
      <text:h text:style-name="P2" text:outline-level="2"><text:bookmark text:name="questo-9-qual-regra--todos-a-so-b-todos-b-so-c-log"/>Questão 9: Qual regra é "Todos A são B; Todos B são C; Logo, A são C"?</text:h>
      <text:p text:style-name="P5"><text:span text:style-name="Strong_20_Emphasis"><text:span text:style-name="T5">Correta: B) Silogismo Categórico.</text:span></text:span></text:p>
      <text:list text:style-name="L15">
        <text:list-item>
          <text:p text:style-name="P26"><text:span text:style-name="Strong_20_Emphasis"><text:span text:style-name="T5">A) Errada</text:span></text:span><text:span text:style-name="T4">: Modus Ponens é condicional simples.</text:span></text:p>
        </text:list-item>
        <text:list-item>
          <text:p text:style-name="P26"><text:span text:style-name="Strong_20_Emphasis"><text:span text:style-name="T5">B) Correta</text:span></text:span><text:span text:style-name="T4">: Forma clássica de silogismo (Aristóteles).</text:span></text:p>
        </text:list-item>
        <text:list-item>
          <text:p text:style-name="P26"><text:span text:style-name="Strong_20_Emphasis"><text:span text:style-name="T5">C) Errada</text:span></text:span><text:span text:style-name="T4">: Disjunção é "ou/não".</text:span></text:p>
        </text:list-item>
        <text:list-item>
          <text:p text:style-name="P26"><text:span text:style-name="Strong_20_Emphasis"><text:span text:style-name="T5">D) Errada</text:span></text:span><text:span text:style-name="T4">: Modus Tollens nega consequente.</text:span></text:p>
        </text:list-item>
        <text:list-item>
          <text:p text:style-name="P26"><text:span text:style-name="Strong_20_Emphasis"><text:span text:style-name="T5">E) Errada</text:span></text:span><text:span text:style-name="T4">: Bicondicional é ↔, não categórico.</text:span></text:p>
        </text:list-item>
      </text:list>
      <text:h text:style-name="P2" text:outline-level="2"><text:bookmark text:name="questo-10-por-que-2-irracional-usa-reduo-ao-absurd"/>Questão 10: Por que √2 irracional usa redução ao absurdo?</text:h>
      <text:p text:style-name="P5"><text:span text:style-name="Strong_20_Emphasis"><text:span text:style-name="T5">Correta: B) Assume racional, deriva fração mínima par, contradição.</text:span></text:span></text:p>
      <text:list text:style-name="L16">
        <text:list-item>
          <text:p text:style-name="P27"><text:span text:style-name="Strong_20_Emphasis"><text:span text:style-name="T5">A) Errada</text:span></text:span><text:span text:style-name="T4">: Multiplicar direto não assume oposto.</text:span></text:p>
        </text:list-item>
        <text:list-item>
          <text:p text:style-name="P27"><text:span text:style-name="Strong_20_Emphasis"><text:span text:style-name="T5">B) Correta</text:span></text:span><text:span text:style-name="T4">: Assume racional mínima, mostra numerador e denominador pares (contradição).</text:span></text:p>
        </text:list-item>
        <text:list-item>
          <text:p text:style-name="P27"><text:span text:style-name="Strong_20_Emphasis"><text:span text:style-name="T5">C) Errada</text:span></text:span><text:span text:style-name="T4">: Condicional simples não usa contradição total.</text:span></text:p>
        </text:list-item>
        <text:list-item>
          <text:p text:style-name="P27"><text:span text:style-name="Strong_20_Emphasis"><text:span text:style-name="T5">D) Errada</text:span></text:span><text:span text:style-name="T4">: Modus Ponens não se aplica aqui.</text:span></text:p>
        </text:list-item>
        <text:list-item>
          <text:p text:style-name="P27"><text:span text:style-name="Strong_20_Emphasis"><text:span text:style-name="T5">E) Errada</text:span></text:span><text:span text:style-name="T4">: Prova clássica assume oposto explicitamente.</text:span></text:p>
        </text:list-item>
      </text:list>
      <text:p text:style-name="P8"/>
      <text:p text:style-name="P15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bria" svg:font-family="Cala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6:08:20.735007265</meta:creation-date>
    <meta:print-date>2026-03-05T16:11:45.022726572</meta:print-date>
    <meta:printed-by>Arquivos PDF</meta:printed-by>
    <dc:date>2026-03-05T16:48:49.191873623</dc:date>
    <meta:editing-duration>PT29M4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73" meta:word-count="684" meta:character-count="3944" meta:non-whitespace-character-count="3379"/>
  </office:meta>
</office:document-meta>
</file>